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Inverter.addThread( DocFieldProcessorPerThread docFieldProcessorPerThr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Inverter.free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Inverter.closeDocStore( SegmentWrite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Inverter.DocInverter( InvertedDocConsumer consumer , InvertedDocEndConsumer end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Inverter.setFieldInfos( FieldInfos fieldInf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Inverter.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Inverter.flush( Map threadsAndFields , SegmentWriteState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